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E</mi>
      </mstyle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n>1</mn>
        <mrow>
          <mn>4</mn>
          <mi mathvariant="normal">π</mi>
          <msub>
            <mi mathvariant="normal">ε</mi>
            <mn>0</mn>
          </msub>
        </mrow>
      </mfrac>
      <mspace width="0.5em"/>
      <mrow>
        <mo stretchy="false">∫</mo>
        <msup>
          <mtext>d</mtext>
          <mn>3</mn>
        </msup>
      </mrow>
      <mi>r</mi>
      <mi>'</mi>
      <mi mathvariant="normal">ρ</mi>
      <mrow>
        <mo fence="true" stretchy="false">(</mo>
        <mrow>
          <mrow>
            <mstyle mathvariant="bold">
              <mi>r</mi>
            </mstyle>
            <mi>'</mi>
          </mrow>
        </mrow>
        <mo fence="true" stretchy="false">)</mo>
      </mrow>
      <mspace width="0.5em"/>
      <mfrac>
        <mrow>
          <mrow>
            <mstyle mathvariant="bold">
              <mi>r</mi>
            </mstyle>
            <mo stretchy="false">−</mo>
            <mstyle mathvariant="bold">
              <mi>r</mi>
            </mstyle>
          </mrow>
          <mi>'</mi>
        </mrow>
        <msup>
          <mrow>
            <mo fence="true" stretchy="false">|</mo>
            <mrow>
              <mrow>
                <mrow>
                  <mstyle mathvariant="bold">
                    <mi>r</mi>
                  </mstyle>
                  <mo stretchy="false">−</mo>
                  <mstyle mathvariant="bold">
                    <mi>r</mi>
                  </mstyle>
                </mrow>
                <mi>'</mi>
              </mrow>
            </mrow>
            <mo fence="true" stretchy="false">|</mo>
          </mrow>
          <mn>3</mn>
        </msup>
      </mfrac>
    </mrow>
    <annotation encoding="StarMath 5.0">bold E ( bold r ) `=` {1} over {4 %pi %varepsilon _0} ` int "d" ^3 r' %rho ({bold r}') ` {{ bold r } - { bold r } '} over {lline { bold r } - { bold r } ' rline ^3} </annotation>
  </semantics>
</math>
</file>